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restataire ou client, comment choisir votre système de gestion de contenu ? – 3ème partie</text:h>
      <text:p text:style-name="First_20_paragraph">Après la popularité, la facilité de gestion et la modularité, étudions ensemble les 3 derniers critères que nous vous proposons pour choisir votre <text:span text:style-name="T1">CMS</text:span>.</text:p>
      <text:h text:style-name="Heading_20_2" text:outline-level="2">Configuration requise</text:h>
      <text:p text:style-name="First_20_paragraph">Cette appellation, que l’on peut aussi retrouver sur la plupart des boîtes de logiciels, englobe tout ce qui concerne les caractéristiques techniques que devra posséder le serveur pour pouvoir y héberger le <text:span text:style-name="T2">CMS</text:span> choisi.</text:p>
      <text:h text:style-name="Heading_20_3" text:outline-level="3">Prestataire</text:h>
      <text:p text:style-name="First_20_paragraph">Langages de développement et de base de données utilisés, type de serveur web et applicatif requis, restrictions d’accès en <text:span text:style-name="T3">shell</text:span> ou pas, autant de critères qui ne peuvent être finalement que très personnels.<text:line-break/>Chaque prestataire a ses préférences en fonction de ses compétences et de son expérience, tâchez seulement de vous assurer que vous maîtrisez les technologies nécessaires.</text:p>
      <text:h text:style-name="Heading_20_3" text:outline-level="3">Client</text:h>
      <text:p text:style-name="First_20_paragraph">C’est généralement un choix qui concernera le prestataire plus que vous directement et il est probable que vous ne compreniez pas tous les termes utilisés.<text:line-break/>Ce qu’il faut retenir c’est qu’à moins que le <text:span text:style-name="T4">CMS</text:span> que vous choisissez requière une configuration vraiment peu courante, dans la plupart des cas cet aspect ne devrait pas être un frein dans votre décision.</text:p>
      <text:h text:style-name="Heading_20_2" text:outline-level="2">Sécurité</text:h>
      <text:p text:style-name="First_20_paragraph">Qu’elle soit impactée par l’architecture même du <text:span text:style-name="T5">CMS</text:span> ou par l’utilisation qu’on en fait, la sécurité est un critère important.<text:line-break/>Même si le site à dynamiser est un « simple blog », et non par exemple une boutique qui gèrera les commandes et les données des acheteurs, s’assurer qu’il ne peut être compromis est essentiel.<text:line-break/>Il pourrait par exemple alors servir de « base » pour diffuser du spam, rendant le site dangereux pour vos visiteurs et très peu performant dans les moteurs de recherche.</text:p>
      <text:h text:style-name="Heading_20_3" text:outline-level="3">Prestataire</text:h>
      <text:p text:style-name="First_20_paragraph">Granularité des privilèges, types d’authentification disponibles, notifications en cas d’erreurs, versionnage des modifications, encodage SSL… selon le type de site et la sensibilité des actions réalisées et des informations échangées, il vous faudra choisir à bon escient le niveau de sécurité nécessaire.<text:line-break/>Si il n’est évidemment pas bon du tout de sous-protéger certains sites, il n’est bien entendu pas non plus recommandé de sur-protéger inutilement, au risque de compromettre inutilement leur performance.<text:line-break/>Le plus important est de se tenir au courant des failles avérées des différents <text:span text:style-name="T6">CMS</text:span> et de leur pertinence (ou non) par rapport projet concerné.</text:p>
      <text:h text:style-name="Heading_20_3" text:outline-level="3">Client</text:h>
      <text:p text:style-name="First_20_paragraph">Les <text:span text:style-name="T7">CMS</text:span> les plus populaires sont souvent aussi les plus attaqués, quelle que soit leur licence.<text:line-break/>Mais à l’inverse des <text:span text:style-name="T8">CMS</text:span> peu connus, leurs failles ont plus de chances d’être découvertes, et surtout d’être corrigées, et ce rapidement.<text:line-break/>Pour simplifier : si votre site nécessite un <text:span text:style-name="T9">CMS</text:span> un peu spécifique et que vous n’avez le choix qu’entre des <text:span text:style-name="T10">CMS</text:span> en licence libre mais un peu obscurs et des <text:span text:style-name="T11">CMS</text:span> propriétaires mais connus, il vous faudra probablement choisir la deuxième solution.<text:line-break/>Si à l’inverse votre site est suffisamment “simple” ou “classique” pour être compatible avec un <text:span text:style-name="T12">CMS</text:span> en licence libre qui soit populaire et connu, vous pouvez très probablement y aller l’esprit tranquille.<text:line-break/>Dans tous les cas, le mieux est probablement de demander l’avis de votre futur prestataire. Si il vous dit que ce n’est pas important ou qu’il ne sait pas, fuyez. Un prestataire de qualité sera déjà au courant de ces problématiques et saura simplifier pour vous les concepts les plus importants du niveau de sécurité que votre projet requiert.</text:p>
      <text:h text:style-name="Heading_20_2" text:outline-level="2">Performance</text:h>
      <text:p text:style-name="First_20_paragraph">Un site qui se charge lentement n’est généralement pas très prospère. L’attention des visiteurs est sans cesse interpelée et donc d’autant plus raccourcie, et si le site met trop longtemps à s’afficher il y a peu de chances que la plupart d’entre eux restent jusqu’à la fin. Ils iront chercher l’information ou le produit ailleurs.<text:line-break/>De plus, l’évolution rapide du nombre de visiteurs sur mobile (et donc souvent les réseaux (lents ?) qui vont avec) rend cette question de la performance <text:a xlink:type="simple" xlink:href="http://letrainde13h37.fr/6/scripts-tiers-appels-induits-ne-perdez-pas-le-controle-de-votre-site/" office:name=""><text:span text:style-name="Definition">de plus en plus essentielle</text:span></text:a>.</text:p>
      <text:h text:style-name="Heading_20_3" text:outline-level="3">Prestataire</text:h>
      <text:p text:style-name="First_20_paragraph">Vous devez vous préoccuper de ce point, même si vous ne pourrez pas toujours tout contrôler et devrez parfois vous en remettre à l’expertise de l’hébergeur choisi (dans le cas des serveurs mutualisés, par exemple).<text:line-break/>Quelques points à garder en tête : les capacités de gestion de cache, la possibilité de faire du <text:span text:style-name="T13">load</text:span><text:span text:style-name="T14"> </text:span><text:span text:style-name="T15">balancing</text:span>, et même plus simplement : la pertinence, la propreté et la légèreté du code généré, la gestion des chargements de ressources tierces (<text:span text:style-name="T16">frameworks</text:span>, <text:span text:style-name="T17">plugins</text:span>, etc.)…</text:p>
      <text:h text:style-name="Heading_20_3" text:outline-level="3">Client</text:h>
      <text:p text:style-name="First_20_paragraph">Un peu comme pour la sécurité, la performance vous concerne même si vous n’avez pas un énorme site, et même si vous n’en comprenez pas tous les tenants et aboutissants.<text:line-break/>Et comme pour presque tous les critères de cette liste, votre prestataire doit être capable de répondre clairement à vos questions sur le sujet.<text:line-break/>Cela implique que vous soyez aussi prêt à l’écouter : si il vous déconseille certaines pratiques (par exemple accumuler les médias ou les interactions sur une même page), c’est plus certainement pour votre bien que parce qu’il a “la flemme” de vous en permettre l’exécution.</text:p>
      <text:h text:style-name="Heading_20_2" text:outline-level="2">En résumé</text:h>
      <text:list text:style-name="L1">
        <text:list-item>
          <text:p text:style-name="P1">Quelles sont les technologies nécessaires au fonctionnement du <text:span text:style-name="T18">CMS</text:span> ?</text:p>
        </text:list-item>
        <text:list-item>
          <text:p text:style-name="P1">Maîtrisez-vous les technologies identifiées comme nécessaires ?</text:p>
        </text:list-item>
        <text:list-item>
          <text:p text:style-name="P1">Les technologies nécessaires sont-elles répandues ?</text:p>
        </text:list-item>
        <text:list-item>
          <text:p text:style-name="P1">Quel est le niveau de sécurité nécessaire à la typologie du site ?</text:p>
        </text:list-item>
        <text:list-item>
          <text:p text:style-name="P1">Le <text:span text:style-name="T19">CMS</text:span> a-t-il beaucoup de failles connues et non corrigées ou est-il au contraire régulièrement mis à jour ?</text:p>
        </text:list-item>
        <text:list-item>
          <text:p text:style-name="P1">Votre prestataire peut-il répondre de manière exhaustive à vos questions de sécurité ?</text:p>
        </text:list-item>
        <text:list-item>
          <text:p text:style-name="P1">La gestion de la performance a-t-elle été prise en compte dans le développement du <text:span text:style-name="T20">CMS</text:span> ?</text:p>
        </text:list-item>
      </text:list>
      <text:h text:style-name="Heading_20_2" text:outline-level="2">Conclusion</text:h>
      <text:p text:style-name="First_20_paragraph">Le <text:span text:style-name="T21">CMS</text:span> « parfait » n’existe pas.<text:line-break/>Au mieux, il s’approchera au plus près possible de vos besoins, mais il est aussi possible que l’outil idoine n’existe pas. Il faudra alors le faire développer, ce qui est une autre démarche que nous n’aborderons pas ici, même si elle est toute aussi pertinente.</text:p>
      <text:p text:style-name="Text_20_body">C’est pour cela qu’il est essentiel, dès le début du projet de site Internet, de bien en définir les besoins et objectifs afin de pouvoir par la suite faire ses choix de la manière la plus éclairée.</text:p>
      <text:p text:style-name="Text_20_body">Nous espérons que cette liste explicative vous aura aidé dans cette étape de choix, voire même qu’elle vous aura incité à réfléchir autrement pour vos prochains projets.<text:line-break/>Et vous, avez-vous d’autres critères de sélection ?</text:p>
      <text:h text:style-name="Heading_20_2" text:outline-level="2">Quelques ressources :</text:h>
      <text:list text:style-name="L2">
        <text:list-item>
          <text:p text:style-name="P2"><text:a xlink:type="simple" xlink:href="http://socialcompare.com/fr/comparison/popular-content-management-system-cms-comparison-table" office:name=""><text:span text:style-name="Definition">tableau collaboratif de comparaison des <text:span text:style-name="T22">CMS</text:span> les plus populaires</text:span></text:a> ;</text:p>
        </text:list-item>
        <text:list-item>
          <text:p text:style-name="P2"><text:a xlink:type="simple" xlink:href="http://socialcompare.com/en/comparison/php-cms-comparison-content-management-system" office:name=""><text:span text:style-name="Definition">tableau collaboratif de comparaison des <text:span text:style-name="T23">CMS</text:span> basés sur PHP</text:span></text:a> ;</text:p>
        </text:list-item>
        <text:list-item>
          <text:p text:style-name="P2"><text:a xlink:type="simple" xlink:href="http://socialcompare.com/en/comparison/outils-de-creation-de-site-heberges-xnrbaap" office:name=""><text:span text:style-name="Definition">tableau collaboratif de comparaison des <text:span text:style-name="T24">CMS</text:span> francophones hébergés</text:span></text:a> ;</text:p>
        </text:list-item>
        <text:list-item>
          <text:p text:style-name="P2"><text:a xlink:type="simple" xlink:href="http://cmsmatrix.org/" office:name=""><text:span text:style-name="Definition">une matrice géante de comparaison de tous (ou presque) les <text:span text:style-name="T25">CMS</text:span> existants</text:span></text:a>, les infos proviennent des éditeurs des <text:span text:style-name="T26">CMS</text:span> eux-mêmes et ne sont donc pas toujours à jour.</text:p>
        </text:list-item>
      </text:list>
      <text:h text:style-name="Heading_20_1" text:outline-level="1">À propos de l’auteur</text:h>
      <text:p text:style-name="First_20_paragraph">Marie Alhomme est <text:a xlink:type="simple" xlink:href="http://pouipouidesign.net" office:name=""><text:span text:style-name="Definition">webdesigner et intégratrice indépendante</text:span></text:a> depuis maintenant 8 ans en tant que PouipouiDesign. Elle s’implique dans de nombreux projets visant à promouvoir les bons usages et les technologies du Web, qu’il s’agisse de traduction sur <text:a xlink:type="simple" xlink:href="http://www.pompage.net/" office:name=""><text:span text:style-name="Definition">pompage.net</text:span></text:a> ou de l’organisation de <text:a xlink:type="simple" xlink:href="http://france.w3cafe.org/" office:name=""><text:span text:style-name="Definition">W3Café</text:span></text:a> ou de <text:a xlink:type="simple" xlink:href="http://sudweb.fr/" office:name=""><text:span text:style-name="Definition">Sud Web</text:span></text:a>.</text:p>
      <text:list text:style-name="L3">
        <text:list-item>
          <text:p text:style-name="P3"><text:a xlink:type="simple" xlink:href="https://twitter.com/pouipouidesign" office:name=""><text:span text:style-name="Definition">@pouipouidesign</text:span></text:a></text:p>
        </text:list-item>
        <text:list-item>
          <text:p text:style-name="P3"><text:a xlink:type="simple" xlink:href="http://pouipouidesign.net" office:name=""><text:span text:style-name="Definition"><text:span text:style-name="Teletype">http://pouipouidesign.ne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